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23:0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1401" calcext:value-type="float">
            <text:p>181401</text:p>
          </table:table-cell>
          <table:table-cell office:value-type="float" office:value="181047" calcext:value-type="float">
            <text:p>181047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8639" calcext:value-type="float">
            <text:p>38639</text:p>
          </table:table-cell>
          <table:table-cell office:value-type="float" office:value="38620" calcext:value-type="float">
            <text:p>386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1724" calcext:value-type="float">
            <text:p>31724</text:p>
          </table:table-cell>
          <table:table-cell office:value-type="float" office:value="31718" calcext:value-type="float">
            <text:p>317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8651" calcext:value-type="float">
            <text:p>168651</text:p>
          </table:table-cell>
          <table:table-cell office:value-type="float" office:value="168288" calcext:value-type="float">
            <text:p>168288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50179" calcext:value-type="float">
            <text:p>50179</text:p>
          </table:table-cell>
          <table:table-cell office:value-type="float" office:value="50154" calcext:value-type="float">
            <text:p>5015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699" calcext:value-type="float">
            <text:p>25699</text:p>
          </table:table-cell>
          <table:table-cell office:value-type="float" office:value="25691" calcext:value-type="float">
            <text:p>256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106758" calcext:value-type="float">
            <text:p>3106758</text:p>
          </table:table-cell>
          <table:table-cell office:value-type="float" office:value="2452041" calcext:value-type="float">
            <text:p>2452041</text:p>
          </table:table-cell>
          <table:table-cell office:value-type="float" office:value="654717" calcext:value-type="float">
            <text:p>654717</text:p>
          </table:table-cell>
          <table:table-cell/>
          <table:table-cell office:value-type="float" office:value="156030" calcext:value-type="float">
            <text:p>156030</text:p>
          </table:table-cell>
          <table:table-cell office:value-type="float" office:value="127165" calcext:value-type="float">
            <text:p>127165</text:p>
          </table:table-cell>
          <table:table-cell office:value-type="float" office:value="28865" calcext:value-type="float">
            <text:p>28865</text:p>
          </table:table-cell>
          <table:table-cell/>
          <table:table-cell office:value-type="float" office:value="118176" calcext:value-type="float">
            <text:p>118176</text:p>
          </table:table-cell>
          <table:table-cell office:value-type="float" office:value="90351" calcext:value-type="float">
            <text:p>90351</text:p>
          </table:table-cell>
          <table:table-cell office:value-type="float" office:value="27825" calcext:value-type="float">
            <text:p>27825</text:p>
          </table:table-cell>
          <table:table-cell/>
          <table:table-cell table:style-name="ce1" table:formula="of:=[.M4]/([.E4]+[.I4]+[.M4])" office:value-type="percentage" office:value="0.0391126317283918" calcext:value-type="percentage">
            <text:p>3.9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9383" calcext:value-type="float">
            <text:p>159383</text:p>
          </table:table-cell>
          <table:table-cell office:value-type="float" office:value="159019" calcext:value-type="float">
            <text:p>159019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0623" calcext:value-type="float">
            <text:p>50623</text:p>
          </table:table-cell>
          <table:table-cell office:value-type="float" office:value="50584" calcext:value-type="float">
            <text:p>5058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808" calcext:value-type="float">
            <text:p>26808</text:p>
          </table:table-cell>
          <table:table-cell office:value-type="float" office:value="26797" calcext:value-type="float">
            <text:p>2679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0932" calcext:value-type="float">
            <text:p>160932</text:p>
          </table:table-cell>
          <table:table-cell office:value-type="float" office:value="160545" calcext:value-type="float">
            <text:p>16054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49759" calcext:value-type="float">
            <text:p>49759</text:p>
          </table:table-cell>
          <table:table-cell office:value-type="float" office:value="49738" calcext:value-type="float">
            <text:p>4973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866" calcext:value-type="float">
            <text:p>26866</text:p>
          </table:table-cell>
          <table:table-cell office:value-type="float" office:value="26854" calcext:value-type="float">
            <text:p>268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73822" calcext:value-type="float">
            <text:p>673822</text:p>
          </table:table-cell>
          <table:table-cell office:value-type="float" office:value="673469" calcext:value-type="float">
            <text:p>67346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07612" calcext:value-type="float">
            <text:p>107612</text:p>
          </table:table-cell>
          <table:table-cell office:value-type="float" office:value="107585" calcext:value-type="float">
            <text:p>10758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257" calcext:value-type="float">
            <text:p>68257</text:p>
          </table:table-cell>
          <table:table-cell office:value-type="float" office:value="68250" calcext:value-type="float">
            <text:p>6825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0398" calcext:value-type="float">
            <text:p>170398</text:p>
          </table:table-cell>
          <table:table-cell office:value-type="float" office:value="170032" calcext:value-type="float">
            <text:p>170032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47141" calcext:value-type="float">
            <text:p>47141</text:p>
          </table:table-cell>
          <table:table-cell office:value-type="float" office:value="47118" calcext:value-type="float">
            <text:p>471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096" calcext:value-type="float">
            <text:p>32096</text:p>
          </table:table-cell>
          <table:table-cell office:value-type="float" office:value="32091" calcext:value-type="float">
            <text:p>3209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37846" calcext:value-type="float">
            <text:p>1337846</text:p>
          </table:table-cell>
          <table:table-cell office:value-type="float" office:value="1337495" calcext:value-type="float">
            <text:p>1337495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7512" calcext:value-type="float">
            <text:p>137512</text:p>
          </table:table-cell>
          <table:table-cell office:value-type="float" office:value="137486" calcext:value-type="float">
            <text:p>1374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5249" calcext:value-type="float">
            <text:p>95249</text:p>
          </table:table-cell>
          <table:table-cell office:value-type="float" office:value="95242" calcext:value-type="float">
            <text:p>952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91625" calcext:value-type="float">
            <text:p>691625</text:p>
          </table:table-cell>
          <table:table-cell office:value-type="float" office:value="691271" calcext:value-type="float">
            <text:p>69127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05373" calcext:value-type="float">
            <text:p>105373</text:p>
          </table:table-cell>
          <table:table-cell office:value-type="float" office:value="105330" calcext:value-type="float">
            <text:p>10533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6018" calcext:value-type="float">
            <text:p>66018</text:p>
          </table:table-cell>
          <table:table-cell office:value-type="float" office:value="66001" calcext:value-type="float">
            <text:p>6600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4136" calcext:value-type="float">
            <text:p>184136</text:p>
          </table:table-cell>
          <table:table-cell office:value-type="float" office:value="183787" calcext:value-type="float">
            <text:p>183787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46994" calcext:value-type="float">
            <text:p>46994</text:p>
          </table:table-cell>
          <table:table-cell office:value-type="float" office:value="46961" calcext:value-type="float">
            <text:p>4696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492" calcext:value-type="float">
            <text:p>30492</text:p>
          </table:table-cell>
          <table:table-cell office:value-type="float" office:value="30482" calcext:value-type="float">
            <text:p>3048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47541" calcext:value-type="float">
            <text:p>1347541</text:p>
          </table:table-cell>
          <table:table-cell office:value-type="float" office:value="1347189" calcext:value-type="float">
            <text:p>134718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7635" calcext:value-type="float">
            <text:p>127635</text:p>
          </table:table-cell>
          <table:table-cell office:value-type="float" office:value="127614" calcext:value-type="float">
            <text:p>1276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5167" calcext:value-type="float">
            <text:p>95167</text:p>
          </table:table-cell>
          <table:table-cell office:value-type="float" office:value="95161" calcext:value-type="float">
            <text:p>9516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78369" calcext:value-type="float">
            <text:p>678369</text:p>
          </table:table-cell>
          <table:table-cell office:value-type="float" office:value="678029" calcext:value-type="float">
            <text:p>678029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06552" calcext:value-type="float">
            <text:p>106552</text:p>
          </table:table-cell>
          <table:table-cell office:value-type="float" office:value="106510" calcext:value-type="float">
            <text:p>1065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8632" calcext:value-type="float">
            <text:p>68632</text:p>
          </table:table-cell>
          <table:table-cell office:value-type="float" office:value="68615" calcext:value-type="float">
            <text:p>686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957476" calcext:value-type="float">
            <text:p>1957476</text:p>
          </table:table-cell>
          <table:table-cell office:value-type="float" office:value="1311828" calcext:value-type="float">
            <text:p>1311828</text:p>
          </table:table-cell>
          <table:table-cell office:value-type="float" office:value="645648" calcext:value-type="float">
            <text:p>645648</text:p>
          </table:table-cell>
          <table:table-cell/>
          <table:table-cell office:value-type="float" office:value="161263" calcext:value-type="float">
            <text:p>161263</text:p>
          </table:table-cell>
          <table:table-cell office:value-type="float" office:value="131989" calcext:value-type="float">
            <text:p>131989</text:p>
          </table:table-cell>
          <table:table-cell office:value-type="float" office:value="29274" calcext:value-type="float">
            <text:p>29274</text:p>
          </table:table-cell>
          <table:table-cell/>
          <table:table-cell office:value-type="float" office:value="124265" calcext:value-type="float">
            <text:p>124265</text:p>
          </table:table-cell>
          <table:table-cell office:value-type="float" office:value="96461" calcext:value-type="float">
            <text:p>96461</text:p>
          </table:table-cell>
          <table:table-cell office:value-type="float" office:value="27804" calcext:value-type="float">
            <text:p>27804</text:p>
          </table:table-cell>
          <table:table-cell/>
          <table:table-cell table:style-name="ce1" table:formula="of:=[.M14]/([.E14]+[.I14]+[.M14])" office:value-type="percentage" office:value="0.0395659190068391" calcext:value-type="percentage">
            <text:p>3.9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77758" calcext:value-type="float">
            <text:p>677758</text:p>
          </table:table-cell>
          <table:table-cell office:value-type="float" office:value="677405" calcext:value-type="float">
            <text:p>67740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06889" calcext:value-type="float">
            <text:p>106889</text:p>
          </table:table-cell>
          <table:table-cell office:value-type="float" office:value="106867" calcext:value-type="float">
            <text:p>1068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8116" calcext:value-type="float">
            <text:p>68116</text:p>
          </table:table-cell>
          <table:table-cell office:value-type="float" office:value="68102" calcext:value-type="float">
            <text:p>681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7005" calcext:value-type="float">
            <text:p>157005</text:p>
          </table:table-cell>
          <table:table-cell office:value-type="float" office:value="156620" calcext:value-type="float">
            <text:p>15662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2460" calcext:value-type="float">
            <text:p>52460</text:p>
          </table:table-cell>
          <table:table-cell office:value-type="float" office:value="52442" calcext:value-type="float">
            <text:p>524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661" calcext:value-type="float">
            <text:p>26661</text:p>
          </table:table-cell>
          <table:table-cell office:value-type="float" office:value="26658" calcext:value-type="float">
            <text:p>266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4532" calcext:value-type="float">
            <text:p>154532</text:p>
          </table:table-cell>
          <table:table-cell office:value-type="float" office:value="154169" calcext:value-type="float">
            <text:p>154169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8254" calcext:value-type="float">
            <text:p>48254</text:p>
          </table:table-cell>
          <table:table-cell office:value-type="float" office:value="48219" calcext:value-type="float">
            <text:p>482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840" calcext:value-type="float">
            <text:p>27840</text:p>
          </table:table-cell>
          <table:table-cell office:value-type="float" office:value="27834" calcext:value-type="float">
            <text:p>278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5787" calcext:value-type="float">
            <text:p>155787</text:p>
          </table:table-cell>
          <table:table-cell office:value-type="float" office:value="155430" calcext:value-type="float">
            <text:p>1554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9627" calcext:value-type="float">
            <text:p>49627</text:p>
          </table:table-cell>
          <table:table-cell office:value-type="float" office:value="49583" calcext:value-type="float">
            <text:p>4958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7160" calcext:value-type="float">
            <text:p>27160</text:p>
          </table:table-cell>
          <table:table-cell office:value-type="float" office:value="27155" calcext:value-type="float">
            <text:p>2715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7252" calcext:value-type="float">
            <text:p>157252</text:p>
          </table:table-cell>
          <table:table-cell office:value-type="float" office:value="156903" calcext:value-type="float">
            <text:p>156903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49644" calcext:value-type="float">
            <text:p>49644</text:p>
          </table:table-cell>
          <table:table-cell office:value-type="float" office:value="49611" calcext:value-type="float">
            <text:p>4961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416" calcext:value-type="float">
            <text:p>27416</text:p>
          </table:table-cell>
          <table:table-cell office:value-type="float" office:value="27378" calcext:value-type="float">
            <text:p>2737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6104" calcext:value-type="float">
            <text:p>166104</text:p>
          </table:table-cell>
          <table:table-cell office:value-type="float" office:value="165726" calcext:value-type="float">
            <text:p>16572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2542" calcext:value-type="float">
            <text:p>42542</text:p>
          </table:table-cell>
          <table:table-cell office:value-type="float" office:value="42516" calcext:value-type="float">
            <text:p>425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724" calcext:value-type="float">
            <text:p>26724</text:p>
          </table:table-cell>
          <table:table-cell office:value-type="float" office:value="26717" calcext:value-type="float">
            <text:p>267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9987" calcext:value-type="float">
            <text:p>159987</text:p>
          </table:table-cell>
          <table:table-cell office:value-type="float" office:value="159631" calcext:value-type="float">
            <text:p>159631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47709" calcext:value-type="float">
            <text:p>47709</text:p>
          </table:table-cell>
          <table:table-cell office:value-type="float" office:value="47682" calcext:value-type="float">
            <text:p>476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228" calcext:value-type="float">
            <text:p>26228</text:p>
          </table:table-cell>
          <table:table-cell office:value-type="float" office:value="26223" calcext:value-type="float">
            <text:p>262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3589" calcext:value-type="float">
            <text:p>153589</text:p>
          </table:table-cell>
          <table:table-cell office:value-type="float" office:value="153236" calcext:value-type="float">
            <text:p>1532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8457" calcext:value-type="float">
            <text:p>48457</text:p>
          </table:table-cell>
          <table:table-cell office:value-type="float" office:value="48418" calcext:value-type="float">
            <text:p>484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497" calcext:value-type="float">
            <text:p>27497</text:p>
          </table:table-cell>
          <table:table-cell office:value-type="float" office:value="27479" calcext:value-type="float">
            <text:p>2747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3678" calcext:value-type="float">
            <text:p>153678</text:p>
          </table:table-cell>
          <table:table-cell office:value-type="float" office:value="153327" calcext:value-type="float">
            <text:p>153327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8805" calcext:value-type="float">
            <text:p>48805</text:p>
          </table:table-cell>
          <table:table-cell office:value-type="float" office:value="48773" calcext:value-type="float">
            <text:p>4877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492" calcext:value-type="float">
            <text:p>27492</text:p>
          </table:table-cell>
          <table:table-cell office:value-type="float" office:value="27475" calcext:value-type="float">
            <text:p>2747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3511" calcext:value-type="float">
            <text:p>163511</text:p>
          </table:table-cell>
          <table:table-cell office:value-type="float" office:value="163155" calcext:value-type="float">
            <text:p>16315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45457" calcext:value-type="float">
            <text:p>45457</text:p>
          </table:table-cell>
          <table:table-cell office:value-type="float" office:value="45432" calcext:value-type="float">
            <text:p>454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017" calcext:value-type="float">
            <text:p>26017</text:p>
          </table:table-cell>
          <table:table-cell office:value-type="float" office:value="26012" calcext:value-type="float">
            <text:p>260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8506" calcext:value-type="float">
            <text:p>128506</text:p>
          </table:table-cell>
          <table:table-cell office:value-type="float" office:value="128154" calcext:value-type="float">
            <text:p>12815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5843" calcext:value-type="float">
            <text:p>35843</text:p>
          </table:table-cell>
          <table:table-cell office:value-type="float" office:value="35808" calcext:value-type="float">
            <text:p>3580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102" calcext:value-type="float">
            <text:p>27102</text:p>
          </table:table-cell>
          <table:table-cell office:value-type="float" office:value="27095" calcext:value-type="float">
            <text:p>2709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7090" calcext:value-type="float">
            <text:p>157090</text:p>
          </table:table-cell>
          <table:table-cell office:value-type="float" office:value="156707" calcext:value-type="float">
            <text:p>156707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47165" calcext:value-type="float">
            <text:p>47165</text:p>
          </table:table-cell>
          <table:table-cell office:value-type="float" office:value="47146" calcext:value-type="float">
            <text:p>4714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144" calcext:value-type="float">
            <text:p>27144</text:p>
          </table:table-cell>
          <table:table-cell office:value-type="float" office:value="27136" calcext:value-type="float">
            <text:p>271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1916" calcext:value-type="float">
            <text:p>171916</text:p>
          </table:table-cell>
          <table:table-cell office:value-type="float" office:value="171543" calcext:value-type="float">
            <text:p>171543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54008" calcext:value-type="float">
            <text:p>54008</text:p>
          </table:table-cell>
          <table:table-cell office:value-type="float" office:value="53966" calcext:value-type="float">
            <text:p>5396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310" calcext:value-type="float">
            <text:p>30310</text:p>
          </table:table-cell>
          <table:table-cell office:value-type="float" office:value="30293" calcext:value-type="float">
            <text:p>3029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7526" calcext:value-type="float">
            <text:p>187526</text:p>
          </table:table-cell>
          <table:table-cell office:value-type="float" office:value="187166" calcext:value-type="float">
            <text:p>18716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8304" calcext:value-type="float">
            <text:p>48304</text:p>
          </table:table-cell>
          <table:table-cell office:value-type="float" office:value="48270" calcext:value-type="float">
            <text:p>4827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9657" calcext:value-type="float">
            <text:p>29657</text:p>
          </table:table-cell>
          <table:table-cell office:value-type="float" office:value="29643" calcext:value-type="float">
            <text:p>2964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7200" calcext:value-type="float">
            <text:p>177200</text:p>
          </table:table-cell>
          <table:table-cell office:value-type="float" office:value="176848" calcext:value-type="float">
            <text:p>176848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50865" calcext:value-type="float">
            <text:p>50865</text:p>
          </table:table-cell>
          <table:table-cell office:value-type="float" office:value="50836" calcext:value-type="float">
            <text:p>508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834" calcext:value-type="float">
            <text:p>30834</text:p>
          </table:table-cell>
          <table:table-cell office:value-type="float" office:value="30824" calcext:value-type="float">
            <text:p>308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8824" calcext:value-type="float">
            <text:p>178824</text:p>
          </table:table-cell>
          <table:table-cell office:value-type="float" office:value="178476" calcext:value-type="float">
            <text:p>178476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52856" calcext:value-type="float">
            <text:p>52856</text:p>
          </table:table-cell>
          <table:table-cell office:value-type="float" office:value="52812" calcext:value-type="float">
            <text:p>528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311" calcext:value-type="float">
            <text:p>30311</text:p>
          </table:table-cell>
          <table:table-cell office:value-type="float" office:value="30297" calcext:value-type="float">
            <text:p>3029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9277" calcext:value-type="float">
            <text:p>159277</text:p>
          </table:table-cell>
          <table:table-cell office:value-type="float" office:value="158937" calcext:value-type="float">
            <text:p>15893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43996" calcext:value-type="float">
            <text:p>43996</text:p>
          </table:table-cell>
          <table:table-cell office:value-type="float" office:value="43967" calcext:value-type="float">
            <text:p>4396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7484" calcext:value-type="float">
            <text:p>27484</text:p>
          </table:table-cell>
          <table:table-cell office:value-type="float" office:value="27470" calcext:value-type="float">
            <text:p>274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6508" calcext:value-type="float">
            <text:p>166508</text:p>
          </table:table-cell>
          <table:table-cell office:value-type="float" office:value="166133" calcext:value-type="float">
            <text:p>166133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48199" calcext:value-type="float">
            <text:p>48199</text:p>
          </table:table-cell>
          <table:table-cell office:value-type="float" office:value="48172" calcext:value-type="float">
            <text:p>481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851" calcext:value-type="float">
            <text:p>25851</text:p>
          </table:table-cell>
          <table:table-cell office:value-type="float" office:value="25837" calcext:value-type="float">
            <text:p>2583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0430" calcext:value-type="float">
            <text:p>160430</text:p>
          </table:table-cell>
          <table:table-cell office:value-type="float" office:value="160045" calcext:value-type="float">
            <text:p>16004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50061" calcext:value-type="float">
            <text:p>50061</text:p>
          </table:table-cell>
          <table:table-cell office:value-type="float" office:value="50027" calcext:value-type="float">
            <text:p>500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486" calcext:value-type="float">
            <text:p>26486</text:p>
          </table:table-cell>
          <table:table-cell office:value-type="float" office:value="26473" calcext:value-type="float">
            <text:p>2647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1" table:formula="of:=([.O4]+[.O14])/2" office:value-type="percentage" office:value="0.0393392753676154" calcext:value-type="percentage">
            <text:p>3.9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56:00.529319009</dc:date>
    <meta:editing-duration>PT16M35S</meta:editing-duration>
    <meta:editing-cycles>1</meta:editing-cycles>
    <meta:document-statistic meta:table-count="1" meta:cell-count="377" meta:object-count="0"/>
    <meta:generator>LibreOffice/5.1.6.2$Linux_X86_64 LibreOffice_project/10m0$Build-2</meta:generator>
  </office:meta>
</office:document-meta>
</file>